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7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7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 style:list-style-name="WWNum6">
      <style:paragraph-properties fo:margin-left="0.5in" fo:margin-right="0.0626in" fo:text-indent="-0.25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8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9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6" style:family="text">
      <style:text-properties fo:color="#666666" style:font-name="Consolas" style:font-name-asian="Consolas1" style:font-name-complex="Consolas1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style:font-name="Arial" fo:font-size="8pt" style:font-name-asian="Arial1" style:font-size-asian="8pt" style:font-name-complex="Arial1" style:font-size-complex="8pt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2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811734976" text:style-name="WWNum2">
        <text:list-item>
          <text:p text:style-name="P10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85452330815585" text:continue-numbering="true" text:style-name="WWNum2">
        <text:list-item>
          <text:p text:style-name="P10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<text:s/>-it -e MENSAJE=HOLA ubuntu:14.04 bash</text:span></text:p>
          </table:table-cell>
        </table:table-row>
      </table:table>
      <text:list xml:id="list85452073529939" text:continue-numbering="true" text:style-name="WWNum2">
        <text:list-item>
          <text:p text:style-name="P10"><text:span text:style-name="T13">Crea un contenedor con la imagen “ubuntu”, versión “14.04” y establece la variable de entorno “MENSAJE”.</text:span></text:p>
        </text:list-item>
      </text:list>
      <text:p text:style-name="P17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2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85453646813296" text:continue-numbering="true" text:style-name="WWNum2">
        <text:list-item>
          <text:p text:style-name="P10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85452237214742" text:continue-numbering="true" text:style-name="WWNum2">
        <text:list-item>
          <text:p text:style-name="P10"><text:span text:style-name="T13">Muestra información de todos los contenedores, tanto parados como en ejecución.</text:span></text:p>
        </text:list-item>
      </text:list>
      <text:p text:style-name="P17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6"><draw:rect text:anchor-type="as-char" style:rel-width="100%" draw:z-index="5" draw:style-name="gr1" draw:text-style-name="P22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85452048714500" text:continue-numbering="true" text:style-name="WWNum2">
        <text:list-item>
          <text:p text:style-name="P10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85452483570484" text:continue-numbering="true" text:style-name="WWNum2">
        <text:list-item>
          <text:p text:style-name="P10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7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6"><draw:rect text:anchor-type="as-char" style:rel-width="100%" draw:z-index="6" draw:style-name="gr1" draw:text-style-name="P22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85453629271337" text:continue-numbering="true" text:style-name="WWNum2">
        <text:list-item>
          <text:p text:style-name="P10"><text:span text:style-name="T13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85453446822659" text:continue-numbering="true" text:style-name="WWNum2">
        <text:list-item>
          <text:p text:style-name="P10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9"/>
      <text:p text:style-name="P19"/>
      <text:p text:style-name="P17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6"><draw:rect text:anchor-type="as-char" style:rel-width="100%" draw:z-index="7" draw:style-name="gr1" draw:text-style-name="P22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85453165688705" text:continue-numbering="true" text:style-name="WWNum2">
        <text:list-item>
          <text:p text:style-name="P10"><text:span text:style-name="T13">Enlaza nuestra terminal la entrada/salida de nuestra al proceso en segundo plano del contenedor “idcontainer”.</text:span></text:p>
        </text:list-item>
      </text:list>
      <text:p text:style-name="P17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6"><draw:rect text:anchor-type="as-char" style:rel-width="100%" draw:z-index="8" draw:style-name="gr1" draw:text-style-name="P22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85453311679802" text:continue-numbering="true" text:style-name="WWNum2">
        <text:list-item>
          <text:p text:style-name="P10"><text:span text:style-name="T13">Muestra las 10 últimas líneas de la salida estandar producida por el proceso en ejecución en el contendor.</text:span></text:p>
        </text:list-item>
      </text:list>
      <text:p text:style-name="P17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6"><draw:rect text:anchor-type="as-char" style:rel-width="100%" draw:z-index="9" draw:style-name="gr1" draw:text-style-name="P22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85452728551550" text:continue-numbering="true" text:style-name="WWNum2">
        <text:list-item>
          <text:p text:style-name="P10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85451695240560" text:continue-numbering="true" text:style-name="WWNum2">
        <text:list-item>
          <text:p text:style-name="P10"><text:span text:style-name="T13">Copia el fichero “miFichero” del directorio actual del anfitrión <text:s/>a la carpeta “/tmp” del contenedor.</text:span></text:p>
        </text:list-item>
      </text:list>
      <text:p text:style-name="P17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6"><draw:rect text:anchor-type="as-char" style:rel-width="100%" draw:z-index="10" draw:style-name="gr1" draw:text-style-name="P22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1190272832" text:style-name="WWNum1">
        <text:list-item>
          <text:p text:style-name="P11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85452122668805" text:continue-numbering="true" text:style-name="WWNum1">
        <text:list-item>
          <text:p text:style-name="P11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85452381372279" text:continue-numbering="true" text:style-name="WWNum1">
        <text:list-item>
          <text:p text:style-name="P11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85452771729428" text:continue-numbering="true" text:style-name="WWNum1">
        <text:list-item>
          <text:p text:style-name="P11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85452026168910" text:continue-numbering="true" text:style-name="WWNum1">
        <text:list-item>
          <text:p text:style-name="P11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85452943945909" text:continue-numbering="true" text:style-name="WWNum1">
        <text:list-item>
          <text:p text:style-name="P11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85453516080693" text:continue-numbering="true" text:style-name="WWNum1">
        <text:list-item>
          <text:p text:style-name="P11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85451674284948" text:continue-numbering="true" text:style-name="WWNum1">
        <text:list-item>
          <text:p text:style-name="P11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85451872340490" text:continue-numbering="true" text:style-name="WWNum1">
        <text:list-item>
          <text:p text:style-name="P11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85453019892026" text:continue-numbering="true" text:style-name="WWNum1">
        <text:list-item>
          <text:p text:style-name="P11"><text:span text:style-name="T13">Borra todas las imágenes y contenedores parados del sistema.</text:span></text:p>
        </text:list-item>
      </text:list>
      <text:p text:style-name="P17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6"><draw:rect text:anchor-type="as-char" style:rel-width="100%" draw:z-index="11" draw:style-name="gr1" draw:text-style-name="P22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85452314772698" text:continue-numbering="true" text:style-name="WWNum1">
        <text:list-item>
          <text:p text:style-name="P11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save -o copiaSeguridad.tar imagenA </text:span></text:p>
          </table:table-cell>
        </table:table-row>
      </table:table>
      <text:list xml:id="list85453469376272" text:continue-numbering="true" text:style-name="WWNum1">
        <text:list-item>
          <text:p text:style-name="P11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load -i copiaSeguridad.tar </text:span></text:p>
          </table:table-cell>
        </table:table-row>
      </table:table>
      <text:list xml:id="list85451937203663" text:continue-numbering="true" text:style-name="WWNum1">
        <text:list-item>
          <text:p text:style-name="P11"><text:span text:style-name="T13">Restaura una copia de seguridad de una imagen en fichero “.tar”.</text:span></text:p>
        </text:list-item>
      </text:list>
      <text:p text:style-name="P18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6"><draw:rect text:anchor-type="as-char" style:rel-width="100%" draw:z-index="12" draw:style-name="gr1" draw:text-style-name="P22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gin</text:span></text:p>
          </table:table-cell>
        </table:table-row>
      </table:table>
      <text:list xml:id="list85453184344526" text:continue-numbering="true" text:style-name="WWNum1">
        <text:list-item>
          <text:p text:style-name="P11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push usuario/imagen:version</text:span></text:p>
          </table:table-cell>
        </table:table-row>
      </table:table>
      <text:list xml:id="list85453265723478" text:continue-numbering="true" text:style-name="WWNum1">
        <text:list-item>
          <text:p text:style-name="P11"><text:span text:style-name="T13">Permite subir al repositorio una imagen mediante “push”.</text:span></text:p>
        </text:list-item>
      </text:list>
      <text:p text:style-name="P17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6"><draw:rect text:anchor-type="as-char" style:rel-width="100%" draw:z-index="13" draw:style-name="gr1" draw:text-style-name="P22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9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9">#Copiamos script para lanzar Apache 2</text:span><text:span text:style-name="T11"><text:line-break/></text:span><text:span text:style-name="T10">ADD</text:span><text:span text:style-name="T11"> ./start.sh /start.sh<text:line-break/></text:span><text:span text:style-name="T19">#Descargamos un ejemplo de &lt;?php phpinfo(); ?&gt; por enseñar como bajar algo de Internet</text:span><text:span text:style-name="T11"><text:line-break/></text:span><text:span text:style-name="T19">#Podría haber sido simplemente</text:span><text:span text:style-name="T11"><text:line-break/></text:span><text:span text:style-name="T19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9"># Si quisiéramos algo como Wordpress haríamos</text:span><text:span text:style-name="T11"><text:line-break/></text:span><text:span text:style-name="T19">#ADD http://wordpress.org/latest.tar.gz /var/www/localhost/htdocs/wordpress.tar.gz</text:span><text:span text:style-name="T11"><text:line-break/></text:span><text:span text:style-name="T19">#RUN tar xvzf /var/www/localhost/htdocs/wordpress.tar.gz &amp;&amp; rm -rf /var/www/localhost/htdocs/wordpress.tar.gz</text:span><text:span text:style-name="T11"><text:line-break/><text:line-break/></text:span><text:span text:style-name="T19"># Usamos usuario y grupo www-data. El grupo lo crea Apache, pero si quisiéramos crear grupo</text:span><text:span text:style-name="T11"><text:line-break/></text:span><text:span text:style-name="T19"># Grupo www-data RUN set -x &amp;&amp; addgroup -g 82 -S www-data</text:span><text:span text:style-name="T11"><text:line-break/></text:span><text:span text:style-name="T19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9"># Hacemos todos los ficheros de /var/www propiedad de www-data</text:span><text:span text:style-name="T11"><text:line-break/></text:span><text:span text:style-name="T19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9">#Indicamos puerto a exponer (para otros contenedores) 80</text:span><text:span text:style-name="T11"><text:line-break/></text:span><text:span text:style-name="T10">EXPOSE</text:span><text:span text:style-name="T11"> </text:span><text:span text:style-name="T20">80</text:span><text:span text:style-name="T11"><text:line-break/></text:span><text:span text:style-name="T19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85453255202601" text:continue-numbering="true" text:style-name="WWNum1">
        <text:list-item>
          <text:p text:style-name="P11"><text:span text:style-name="T13">Ejemplo de fichero “Dockerfile”.</text:span></text:p>
        </text:list-item>
      </text:list>
      <text:p text:style-name="P17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6"><draw:rect text:anchor-type="as-char" style:rel-width="100%" draw:z-index="14" draw:style-name="gr1" draw:text-style-name="P22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network create redtest</text:span></text:p>
          </table:table-cell>
        </table:table-row>
      </table:table>
      <text:list xml:id="list3368998443" text:style-name="WWNum5">
        <text:list-item>
          <text:p text:style-name="P12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ls</text:span></text:p>
          </table:table-cell>
        </table:table-row>
      </table:table>
      <text:list xml:id="list85453092822092" text:continue-numbering="true" text:style-name="WWNum5">
        <text:list-item>
          <text:p text:style-name="P12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rm redtest</text:span></text:p>
          </table:table-cell>
        </table:table-row>
      </table:table>
      <text:list xml:id="list85452511435781" text:continue-numbering="true" text:style-name="WWNum5">
        <text:list-item>
          <text:p text:style-name="P12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85452899538515" text:continue-numbering="true" text:style-name="WWNum5">
        <text:list-item>
          <text:p text:style-name="P12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network connect IDRED IDCONTENEDOR</text:span></text:p>
          </table:table-cell>
        </table:table-row>
      </table:table>
      <text:list xml:id="list85452860199335" text:continue-numbering="true" text:style-name="WWNum5">
        <text:list-item>
          <text:p text:style-name="P12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disconnect IDRED IDCONTENEDOR</text:span></text:p>
          </table:table-cell>
        </table:table-row>
      </table:table>
      <text:list xml:id="list85452998031970" text:continue-numbering="true" text:style-name="WWNum5">
        <text:list-item>
          <text:p text:style-name="P12"><text:span text:style-name="T13">Desconectamos un contenedor de una red</text:span></text:p>
        </text:list-item>
      </text:list>
      <text:p text:style-name="P17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6"><draw:rect text:anchor-type="as-char" style:rel-width="100%" draw:z-index="15" draw:style-name="gr1" draw:text-style-name="P22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run -d <text:s/>-it <text:s/>--name appcontainer <text:s text:c="2"/>-v /home/sergi/target:/app nginx:latest</text:span></text:p>
          </table:table-cell>
        </table:table-row>
      </table:table>
      <text:list xml:id="list85451980083053" text:continue-numbering="true" text:style-name="WWNum5">
        <text:list-item>
          <text:p text:style-name="P12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<text:s/>-it <text:s/>--name appcontainer <text:s text:c="2"/>-v micontenedor:/app nginx:latest</text:span></text:p>
          </table:table-cell>
        </table:table-row>
      </table:table>
      <text:list xml:id="list85452597056116" text:continue-numbering="true" text:style-name="WWNum5">
        <text:list-item>
          <text:p text:style-name="P12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volume create/ls/rm mivolumen</text:span></text:p>
          </table:table-cell>
        </table:table-row>
      </table:table>
      <text:list xml:id="list85452301486095" text:continue-numbering="true" text:style-name="WWNum5">
        <text:list-item>
          <text:p text:style-name="P12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run -d <text:s/>-it --tmpfs /app nginx</text:span></text:p>
          </table:table-cell>
        </table:table-row>
      </table:table>
      <text:list xml:id="list85453013012293" text:continue-numbering="true" text:style-name="WWNum5">
        <text:list-item>
          <text:p text:style-name="P12"><text:span text:style-name="T13">Permite crear un contenedor y asociar un volumen “tmpfs”.</text:span></text:p>
        </text:list-item>
      </text:list>
      <text:p text:style-name="P19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85452152183261" text:continue-numbering="true" text:style-name="WWNum5">
        <text:list-item>
          <text:p text:style-name="P12"><text:soft-page-break/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8"><text:span text:style-name="T9">docker volume rm $(docker volume ls -q)</text:span></text:p>
          </table:table-cell>
        </table:table-row>
      </table:table>
      <text:list xml:id="list3319336580" text:style-name="WWNum4">
        <text:list-item>
          <text:p text:style-name="P13"><text:span text:style-name="T13">Permite eliminar todos los lúmenes de tu máquina.</text:span></text:p>
        </text:list-item>
      </text:list>
      <text:p text:style-name="P17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6"><draw:rect text:anchor-type="as-char" style:rel-width="100%" draw:z-index="16" draw:style-name="gr1" draw:text-style-name="P22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11">version: </text:span><text:span text:style-name="T21">"3.9"</text:span><text:span text:style-name="T11"><text:line-break/>services:<text:line-break/> <text:s/>db:<text:line-break/><text:tab/>image: mysql:</text:span><text:span text:style-name="T20">5.7</text:span><text:span text:style-name="T11"><text:line-break/><text:tab/>volumes:<text:line-break/> <text:s text:c="4"/><text:tab/>- db_data:/var/lib/mysql<text:line-break/><text:tab/>environment:<text:line-break/> <text:s text:c="4"/><text:tab/> <text:s text:c="3"/>MYSQL_ROOT_PASSWORD: somewordpress<text:line-break/> <text:s text:c="4"/><text:tab/> <text:s text:c="3"/>MYSQL_DATABASE: wordpress<text:line-break/> <text:s text:c="4"/><text:tab/> <text:s text:c="3"/>MYSQL_USER: wordpress<text:line-break/> <text:s text:c="4"/><text:tab/> <text:s text:c="3"/>MYSQL_PASSWORD: wordpress<text:line-break/> <text:s/>wordpress:<text:line-break/><text:tab/>image: wordpress:latest<text:line-break/><text:tab/>ports:<text:line-break/> <text:s text:c="4"/><text:tab/>- </text:span><text:span text:style-name="T21">"8000:80"</text:span><text:span text:style-name="T11"><text:line-break/><text:tab/>environment:<text:line-break/> <text:s text:c="4"/><text:tab/> <text:s text:c="3"/>WORDPRESS_DB_HOST: db:</text:span><text:span text:style-name="T20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20"/>
      <text:p text:style-name="P17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6"><draw:rect text:anchor-type="as-char" style:rel-width="100%" draw:z-index="17" draw:style-name="gr1" draw:text-style-name="P22" svg:width="0.0012in" svg:height="0.0213in"><text:p/></draw:rect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"><text:span text:style-name="T9">docker-compose up -d</text:span></text:p>
          </table:table-cell>
        </table:table-row>
      </table:table>
      <text:list xml:id="list4024949266" text:style-name="WWNum3">
        <text:list-item>
          <text:p text:style-name="P14"><text:span text:style-name="T13">Inicia el sistema definido en “</text:span><text:span text:style-name="T15">docker-compose.yml</text:span><text:span text:style-name="T13">” en segundo plano. Genera y descarga imágenes requeridas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9">docker-compose down</text:span></text:p>
          </table:table-cell>
        </table:table-row>
      </table:table>
      <text:list xml:id="list85452309738326" text:continue-numbering="true" text:style-name="WWNum3">
        <text:list-item>
          <text:p text:style-name="P14"><text:span text:style-name="T13">Detiene y elimina los contenedores según la configuración de “</text:span><text:span text:style-name="T15">docker-compose.yml</text:span><text:span text:style-name="T13">”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-compose build/pull</text:span></text:p>
          </table:table-cell>
        </table:table-row>
      </table:table>
      <text:list xml:id="list85453605859768" text:continue-numbering="true" text:style-name="WWNum3">
        <text:list-item>
          <text:p text:style-name="P14"><text:span text:style-name="T13">Construye/descarga las imágenes de contenedores según la configuración de “</text:span><text:span text:style-name="T15">docker-compose.yml</text:span><text:span text:style-name="T13">”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-compose ps</text:span></text:p>
          </table:table-cell>
        </table:table-row>
      </table:table>
      <text:list xml:id="list85453502266929" text:continue-numbering="true" text:style-name="WWNum3">
        <text:list-item>
          <text:p text:style-name="P14"><text:span text:style-name="T13">Muestra información de los contenedores según la configuración de “</text:span><text:span text:style-name="T15">docker-compose.yml</text:span><text:span text:style-name="T13">”.</text:span></text:p>
        </text:list-item>
      </text:list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docker-compose up -d --scale web=3</text:span></text:p>
          </table:table-cell>
        </table:table-row>
      </table:table>
      <text:list xml:id="list85452303518704" text:continue-numbering="true" text:style-name="WWNum3">
        <text:list-item>
          <text:p text:style-name="P14"><text:span text:style-name="T13">Similar a “</text:span><text:span text:style-name="T15">docker-compose up -d</text:span><text:span text:style-name="T13">” solo que además, el servicio definido como “web” en el fichero “</text:span><text:span text:style-name="T15">docker-compose.yml</text:span><text:span text:style-name="T13">” lo escala creando 3 copias y realizando balanceo automático si se realiza una petición al host llamado como el servicio “</text:span><text:span text:style-name="T15">web</text:span><text:span text:style-name="T13">”.</text:span></text:p>
        </text:list-item>
      </text:list>
      <text:p text:style-name="P17"><draw:frame draw:style-name="fr1" draw:name="image7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6"><draw:rect text:anchor-type="as-char" style:rel-width="100%" draw:z-index="18" draw:style-name="gr1" draw:text-style-name="P22" svg:width="0.0012in" svg:height="0.0213in"><text:p/></draw:rect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kubectl apply -f “fichero.yaml”</text:span></text:p>
          </table:table-cell>
        </table:table-row>
      </table:table>
      <text:list xml:id="list2701015373" text:style-name="WWNum6">
        <text:list-item>
          <text:p text:style-name="P15"><text:span text:style-name="T13">Aplica en Kubernetes la configuración especificada en “fichero.yaml”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kubectl create deployment midespliegue --image=sergarb1/flaskparakubernetes --port=5000 </text:span></text:p>
          </table:table-cell>
        </table:table-row>
      </table:table>
      <text:list xml:id="list85452126725147" text:continue-numbering="true" text:style-name="WWNum6">
        <text:list-item>
          <text:p text:style-name="P15"><text:span text:style-name="T13">Crea un despliegue basado en una imagen dada y en el puerto 5000.</text:span></text:p>
        </text:list-item>
      </text:list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expose deployment midespliegue --type=LoadBalancer --name=midespliegue-http</text:span></text:p>
          </table:table-cell>
        </table:table-row>
      </table:table>
      <text:list xml:id="list85453088285454" text:continue-numbering="true" text:style-name="WWNum6">
        <text:list-item>
          <text:p text:style-name="P15"><text:span text:style-name="T13">Crea un servicio de tipo “LoadBalancer” exponeniendo “midespliegue”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85451901139425" text:continue-numbering="true" text:style-name="WWNum6">
        <text:list-item>
          <text:p text:style-name="P15"><text:span text:style-name="T13">Muestra información de pods, servicios o despliegues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scale deployment midespliegue --replicas=3</text:span></text:p>
          </table:table-cell>
        </table:table-row>
      </table:table>
      <text:list xml:id="list85451997642733" text:continue-numbering="true" text:style-name="WWNum6">
        <text:list-item>
          <text:p text:style-name="P15"><text:span text:style-name="T13">Escala horizontalmente un despliegue a 3 réplicas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autoscale deployment midespliegue --min=5 --max=10</text:span></text:p>
          </table:table-cell>
        </table:table-row>
      </table:table>
      <text:list xml:id="list85452160061586" text:continue-numbering="true" text:style-name="WWNum6">
        <text:list-item>
          <text:p text:style-name="P15"><text:span text:style-name="T13">Configura autoescalado horizontal, aceptando entre 5 y 10 réplicas.</text:span></text:p>
        </text:list-item>
      </text:list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kubectl delete pod/deployment/service/autoscale nombre</text:span></text:p>
          </table:table-cell>
        </table:table-row>
      </table:table>
      <text:list xml:id="list85452837490832" text:continue-numbering="true" text:style-name="WWNum6">
        <text:list-item>
          <text:p text:style-name="P15"><text:span text:style-name="T13">Permite eliminar un pod, despliegue, servicio o autoescalado.</text:span></text:p>
        </text:list-item>
      </text:list>
      <text:p text:style-name="P17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6"><draw:rect text:anchor-type="as-char" style:rel-width="100%" draw:z-index="19" draw:style-name="gr1" draw:text-style-name="P22" svg:width="0.0012in" svg:height="0.0213in"><text:p/></draw:rect>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minikube start</text:span></text:p>
          </table:table-cell>
        </table:table-row>
      </table:table>
      <text:list xml:id="list85451859833786" text:continue-numbering="true" text:style-name="WWNum6">
        <text:list-item>
          <text:p text:style-name="P15"><text:span text:style-name="T13">Inicia la máquina virtual que contiene MiniKube y pone el cluster Kubernetes en marcha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minikube service miservicio</text:span></text:p>
          </table:table-cell>
        </table:table-row>
      </table:table>
      <text:list xml:id="list85453574202132" text:continue-numbering="true" text:style-name="WWNum6">
        <text:list-item>
          <text:p text:style-name="P15"><text:span text:style-name="T13">Nos permite acceder a un servicio dentro de MiniKube desde la máquina local.</text:span></text:p>
        </text:list-item>
      </text:list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9">minikube tunnel</text:span></text:p>
          </table:table-cell>
        </table:table-row>
      </table:table>
      <text:list xml:id="list85452558390547" text:continue-numbering="true" text:style-name="WWNum6">
        <text:list-item>
          <text:p text:style-name="P15"><text:span text:style-name="T13">Mientras esté en ejecución, expone un servicio dentro de MiniKube a la máquina local</text:span></text:p>
        </text:list-item>
      </text:list>
      <text:p text:style-name="P19"/>
      <text:p text:style-name="P19"/>
      <text:p text:style-name="P19"/>
      <text:p text:style-name="P17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6"><draw:rect text:anchor-type="as-char" style:rel-width="100%" draw:z-index="20" draw:style-name="gr1" draw:text-style-name="P22" svg:width="0.0012in" svg:height="0.0213in"><text:p/></draw:rect></text:p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"><text:span text:style-name="T19">#Definimos la información del servicio</text:span><text:span text:style-name="T11"><text:line-break/>apiVersion: </text:span><text:span text:style-name="T21">v1</text:span><text:span text:style-name="T11"><text:line-break/>kind: </text:span><text:span text:style-name="T21">Service</text:span><text:span text:style-name="T11"><text:line-break/>metadata:<text:line-break/> <text:s/>name: </text:span><text:span text:style-name="T21">wordpress</text:span><text:span text:style-name="T11"><text:line-break/> <text:s/>labels:<text:line-break/><text:tab/>app: </text:span><text:span text:style-name="T21">wordpress</text:span><text:span text:style-name="T11"><text:line-break/>spec:<text:line-break/> <text:s/>ports:<text:line-break/><text:tab/></text:span><text:span text:style-name="T19">#El servicio se expone en el puerto 80</text:span><text:span text:style-name="T11"><text:line-break/><text:tab/></text:span><text:span text:style-name="T22">-</text:span><text:span text:style-name="T11"> port: </text:span><text:span text:style-name="T20">80</text:span><text:span text:style-name="T11"><text:line-break/> <text:s/>selector:<text:line-break/><text:tab/>app: </text:span><text:span text:style-name="T21">wordpress</text:span><text:span text:style-name="T11"><text:line-break/><text:tab/>tier: </text:span><text:span text:style-name="T21">frontend</text:span><text:span text:style-name="T11"><text:line-break/> <text:s/></text:span><text:span text:style-name="T19">#Aplicamos balanceo de carga para facilitar su escalado horizontal</text:span><text:span text:style-name="T11"><text:line-break/> <text:s/>type: </text:span><text:span text:style-name="T21">LoadBalancer</text:span><text:span text:style-name="T11"><text:line-break/></text:span><text:span text:style-name="T23">---</text:span><text:span text:style-name="T11"><text:line-break/></text:span><text:span text:style-name="T19">#Definimos un volumen persistente</text:span><text:span text:style-name="T11"><text:line-break/>apiVersion: </text:span><text:span text:style-name="T21">v1</text:span><text:span text:style-name="T11"><text:line-break/>kind: </text:span><text:span text:style-name="T21">PersistentVolumeClaim</text:span><text:span text:style-name="T11"><text:line-break/>metadata:<text:line-break/> <text:s/>name: </text:span><text:span text:style-name="T21">wp-pv-claim</text:span><text:span text:style-name="T11"><text:line-break/> <text:s/>labels:<text:line-break/><text:tab/>app: </text:span><text:span text:style-name="T21">wordpress</text:span><text:span text:style-name="T11"><text:line-break/>spec:<text:line-break/> <text:s/></text:span><text:span text:style-name="T19">#Indica que solo puede ser montado para lectura/escritura por un nodo. Para el resto lectura.</text:span><text:span text:style-name="T11"><text:line-break/> <text:s/></text:span><text:span text:style-name="T19">#En este caso, se usa para modificar un fichero de configuración.</text:span><text:span text:style-name="T11"><text:line-break/> <text:s/>accessModes:<text:line-break/><text:tab/></text:span><text:span text:style-name="T22">-</text:span><text:span text:style-name="T11"> </text:span><text:span text:style-name="T21">ReadWriteOnce</text:span><text:span text:style-name="T11"><text:line-break/> <text:s/>resources:<text:line-break/><text:tab/>requests:<text:line-break/> <text:s/><text:tab/>storage: </text:span><text:span text:style-name="T20">20</text:span><text:span text:style-name="T21">Gi</text:span><text:span text:style-name="T11"><text:line-break/></text:span><text:span text:style-name="T23">---</text:span><text:span text:style-name="T11"><text:line-break/></text:span><text:span text:style-name="T19">#definimos el despliegue</text:span><text:span text:style-name="T11"><text:line-break/>apiVersion: </text:span><text:span text:style-name="T21">apps/v1</text:span><text:span text:style-name="T11"><text:line-break/>kind: </text:span><text:span text:style-name="T21">Deployment</text:span><text:span text:style-name="T11"><text:line-break/>metadata:<text:line-break/> <text:s/>name: </text:span><text:span text:style-name="T21">wordpress</text:span><text:span text:style-name="T11"><text:line-break/> <text:s/>labels:<text:line-break/><text:tab/>app: </text:span><text:span text:style-name="T21">wordpress</text:span><text:span text:style-name="T11"><text:line-break/>spec:<text:line-break/> <text:s/>selector:<text:line-break/><text:tab/>matchLabels:<text:line-break/> <text:s/><text:tab/>app: </text:span><text:span text:style-name="T21">wordpress</text:span><text:span text:style-name="T11"><text:line-break/> <text:s/><text:tab/>tier: </text:span><text:span text:style-name="T21">frontend</text:span><text:span text:style-name="T11"><text:line-break/> <text:s/>strategy:<text:line-break/><text:tab/>type: </text:span><text:span text:style-name="T21">Recreate</text:span><text:span text:style-name="T11"><text:line-break/> <text:s/>template:<text:line-break/><text:tab/>metadata:<text:line-break/> <text:s/><text:tab/>labels:<text:line-break/> <text:s text:c="3"/><text:tab/>app: </text:span><text:span text:style-name="T21">wordpress</text:span><text:span text:style-name="T11"><text:line-break/> <text:s text:c="3"/><text:tab/>tier: </text:span><text:span text:style-name="T21">frontend</text:span><text:span text:style-name="T11"><text:line-break/><text:tab/>spec:<text:line-break/> <text:s/><text:tab/></text:span><text:span text:style-name="T19">#Imagen</text:span><text:span text:style-name="T11"><text:line-break/> <text:s/><text:tab/>containers:<text:line-break/> <text:s/><text:tab/></text:span><text:span text:style-name="T22">-</text:span><text:span text:style-name="T11"> image: wordpress:4.8-apache<text:line-break/> <text:s text:c="3"/><text:tab/>name: </text:span><text:span text:style-name="T21">wordpress</text:span><text:span text:style-name="T11"><text:line-break/> <text:s text:c="3"/><text:tab/></text:span><text:span text:style-name="T19">#Indicamos variables de entorno</text:span><text:span text:style-name="T11"><text:line-break/> <text:s text:c="3"/><text:tab/>env:<text:line-break/> <text:s text:c="3"/><text:tab/></text:span><text:span text:style-name="T22">-</text:span><text:span text:style-name="T11"> name: </text:span><text:span text:style-name="T21">WORDPRESS_DB_HOST</text:span><text:span text:style-name="T11"><text:line-break/> <text:s text:c="5"/><text:tab/>value: </text:span><text:span text:style-name="T21">wordpress-mysql</text:span><text:span text:style-name="T11"><text:line-break/> <text:s text:c="3"/><text:tab/></text:span><text:span text:style-name="T22">-</text:span><text:span text:style-name="T11"> name: </text:span><text:span text:style-name="T21">WORDPRESS_DB_PASSWORD</text:span><text:span text:style-name="T11"><text:line-break/> <text:s text:c="5"/><text:tab/>value: </text:span><text:span text:style-name="T21">CEFIREdocker</text:span><text:span text:style-name="T11"><text:line-break/> <text:s text:c="3"/><text:tab/>ports:<text:line-break/> <text:s text:c="3"/><text:tab/></text:span><text:span text:style-name="T22">-</text:span><text:span text:style-name="T11"> containerPort: </text:span><text:span text:style-name="T20">80</text:span><text:span text:style-name="T11"><text:line-break/> <text:s text:c="5"/><text:tab/>name: </text:span><text:span text:style-name="T21">wordpress</text:span><text:span text:style-name="T11"><text:line-break/> <text:s text:c="3"/><text:tab/>volumeMounts:<text:line-break/> <text:s text:c="3"/><text:tab/></text:span><text:span text:style-name="T22">-</text:span><text:span text:style-name="T11"> name: </text:span><text:span text:style-name="T21">wordpress-persistent-storage</text:span><text:span text:style-name="T11"><text:line-break/> <text:s text:c="5"/><text:tab/>mountPath: </text:span><text:span text:style-name="T21">/var/www/html</text:span><text:span text:style-name="T11"><text:line-break/> <text:s/><text:tab/>volumes:<text:line-break/> <text:s/><text:tab/></text:span><text:span text:style-name="T22">-</text:span><text:span text:style-name="T11"> name: </text:span><text:span text:style-name="T21">wordpress-persistent-storage</text:span><text:span text:style-name="T11"><text:line-break/> <text:s text:c="3"/><text:tab/>persistentVolumeClaim:<text:line-break/> <text:s text:c="5"/><text:tab/>claimName: </text:span><text:span text:style-name="T21">wp-pv-claim</text:span></text:p>
          </table:table-cell>
        </table:table-row>
      </table:table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5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8" meta:image-count="20" meta:object-count="0" meta:page-count="3" meta:paragraph-count="151" meta:word-count="1437" meta:character-count="10424" meta:non-whitespace-character-count="8883"/>
    <meta:generator>LibreOfficeDev/6.0.5.2$Linux_X86_64 LibreOffice_project/</meta:generator>
  </office:meta>
</office:document-meta>
</file>